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253C3C57C9A.png" manifest:media-type="image/png"/>
  <manifest:file-entry manifest:full-path="Pictures/10000000000001A9000001A953743D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64cm"/>
    </style:style>
    <style:style style:name="gr12" style:family="graphic" style:parent-style-name="standard">
      <style:graphic-properties draw:stroke="dash" draw:stroke-dash="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cm" svg:height="1.4cm" svg:x="4cm" svg:y="0.9cm">
          <text:p text:style-name="P1"><text:span text:style-name="T1">repo-cmakelists.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6cm" svg:height="1.4cm" svg:x="3.8cm" svg:y="6.4cm">
          <text:p text:style-name="P1"><text:span text:style-name="T1">repo-cmakelists.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6cm" svg:height="1.8cm" svg:x="7.2cm" svg:y="3.3cm">
          <text:p text:style-name="P1"><text:span text:style-name="T1">CMakeLists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5" draw:id="id5" draw:layer="layout" svg:width="3.6cm" svg:height="1.8cm" svg:x="7cm" svg:y="8.3cm">
          <text:p text:style-name="P1"><text:span text:style-name="T1">CMakeLists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6" draw:id="id6" draw:layer="layout" svg:width="2.8cm" svg:height="1.4cm" svg:x="4cm" svg:y="11cm">
          <text:p text:style-name="P1"><text:span text:style-name="T1">c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4cm" svg:height="1.3cm" svg:x="7cm" svg:y="14.2cm">
          <text:p text:style-name="P1"><text:span text:style-name="T1">Make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8" draw:id="id8" draw:layer="layout" svg:width="2.8cm" svg:height="1.4cm" svg:x="4cm" svg:y="17.1cm">
          <text:p text:style-name="P1"><text:span text:style-name="T1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4cm" svg:height="1.6cm" svg:x="1.1cm" svg:y="4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3" draw:layer="layout" svg:width="2.53cm" svg:height="0.729cm" svg:x="0.6cm" svg:y="4.1cm">
          <draw:text-box>
            <text:p><text:span text:style-name="T1">Repository</text:span></text:p>
          </draw:text-box>
        </draw:frame>
        <draw:connector draw:style-name="gr5" draw:text-style-name="P1" draw:layer="layout" draw:type="line" svg:x1="7.415cm" svg:y1="2.095cm" svg:x2="9cm" svg:y2="3.3cm" draw:start-shape="id1" draw:start-glue-point="9" draw:end-shape="id2" draw:end-glue-point="4" svg:d="M7415 2095l1585 1205" svg:viewBox="0 0 1586 1206">
          <text:p/>
        </draw:connector>
        <draw:connector draw:style-name="gr5" draw:text-style-name="P1" draw:layer="layout" draw:type="line" svg:x1="9cm" svg:y1="4.994cm" svg:x2="7.727cm" svg:y2="6.605cm" draw:start-shape="id2" draw:start-glue-point="6" draw:end-shape="id3" draw:end-glue-point="11" svg:d="M9000 4994l-1273 1611" svg:viewBox="0 0 1274 1612">
          <text:p/>
        </draw:connector>
        <draw:connector draw:style-name="gr5" draw:text-style-name="P1" draw:layer="layout" draw:type="line" svg:x1="2.5cm" svg:y1="5.5cm" svg:x2="4.473cm" svg:y2="6.605cm" draw:start-shape="id4" draw:start-glue-point="8" draw:end-shape="id3" draw:end-glue-point="5" svg:d="M2500 5500l1973 1105" svg:viewBox="0 0 1974 1106">
          <text:p/>
        </draw:connector>
        <draw:connector draw:style-name="gr5" draw:text-style-name="P1" draw:layer="layout" draw:type="line" svg:x1="7.727cm" svg:y1="7.595cm" svg:x2="8.8cm" svg:y2="8.3cm" draw:start-shape="id3" draw:start-glue-point="9" draw:end-shape="id5" draw:end-glue-point="4" svg:d="M7727 7595l1073 705" svg:viewBox="0 0 1074 706">
          <text:p/>
        </draw:connector>
        <draw:connector draw:style-name="gr5" draw:text-style-name="P1" draw:layer="layout" draw:type="line" svg:x1="8.8cm" svg:y1="9.994cm" svg:x2="6.39cm" svg:y2="11.205cm" draw:start-shape="id5" draw:start-glue-point="6" draw:end-shape="id6" draw:end-glue-point="11" svg:d="M8800 9994l-2410 1211" svg:viewBox="0 0 2411 1212">
          <text:p/>
        </draw:connector>
        <draw:connector draw:style-name="gr5" draw:text-style-name="P1" draw:layer="layout" draw:type="line" svg:x1="5.4cm" svg:y1="12.4cm" svg:x2="8.2cm" svg:y2="14.2cm" draw:start-shape="id6" draw:start-glue-point="8" draw:end-shape="id7" draw:end-glue-point="4" svg:d="M5400 12400l2800 1800" svg:viewBox="0 0 2801 1801">
          <text:p/>
        </draw:connector>
        <draw:connector draw:style-name="gr5" draw:text-style-name="P1" draw:layer="layout" draw:type="line" svg:x1="8.2cm" svg:y1="15.423cm" svg:x2="6.39cm" svg:y2="17.305cm" draw:start-shape="id7" draw:start-glue-point="6" draw:end-shape="id8" draw:end-glue-point="11" svg:d="M8200 15423l-1810 1882" svg:viewBox="0 0 1811 1883">
          <text:p/>
        </draw:connector>
        <draw:custom-shape draw:style-name="gr6" draw:text-style-name="P1" xml:id="id9" draw:id="id9" draw:layer="layout" svg:width="2.2cm" svg:height="2.2cm" svg:x="12.6cm" svg:y="0.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7cm" svg:y1="2.6cm" svg:x2="10.6cm" svg:y2="9.2cm" draw:start-shape="id9" draw:start-glue-point="8" draw:end-shape="id5" draw:end-glue-point="7" svg:d="M13700 2600c0 4400-1033 6600-3100 6600" svg:viewBox="0 0 3101 6601">
          <text:p/>
        </draw:connector>
        <draw:connector draw:style-name="gr5" draw:text-style-name="P1" draw:layer="layout" draw:type="curve" svg:x1="13.7cm" svg:y1="2.6cm" svg:x2="10.8cm" svg:y2="4.2cm" draw:start-shape="id9" draw:start-glue-point="8" draw:end-shape="id2" draw:end-glue-point="7" svg:d="M13700 2600c0 1067-966 1600-2900 1600" svg:viewBox="0 0 2901 160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8" draw:text-style-name="P1" xml:id="id10" draw:id="id10" draw:layer="layout" svg:width="1.527cm" svg:height="1.527cm" svg:x="2.201cm" svg:y="1.601cm">
          <draw:image xlink:href="Pictures/10000000000001A9000001A953743D54.jpg" xlink:type="simple" xlink:show="embed" xlink:actuate="onLoad">
            <text:p/>
          </draw:image>
        </draw:frame>
        <draw:frame draw:style-name="gr8" draw:text-style-name="P1" xml:id="id11" draw:id="id11" draw:layer="layout" svg:width="1.527cm" svg:height="1.527cm" svg:x="4.274cm" svg:y="3.2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2.964cm" svg:y1="3.128cm" svg:x2="4.274cm" svg:y2="4.037cm" draw:start-shape="id10" draw:start-glue-point="2" draw:end-shape="id11" svg:d="M2964 3128v909h1310" svg:viewBox="0 0 1311 910">
          <text:p/>
        </draw:connector>
        <draw:frame draw:style-name="gr10" draw:text-style-name="P4" draw:layer="layout" svg:width="3.099cm" svg:height="0.962cm" svg:x="3.701cm" svg:y="1.801cm">
          <draw:text-box>
            <text:p><text:span text:style-name="T2">common</text:span></text:p>
          </draw:text-box>
        </draw:frame>
        <draw:frame draw:style-name="gr11" draw:text-style-name="P4" draw:layer="layout" svg:width="4.2cm" svg:height="0.962cm" svg:x="5.801cm" svg:y="3.501cm">
          <draw:text-box>
            <text:p><text:span text:style-name="T2">build</text:span></text:p>
          </draw:text-box>
        </draw:frame>
        <draw:frame draw:style-name="gr8" draw:text-style-name="P1" xml:id="id12" draw:id="id12" draw:layer="layout" svg:width="1.527cm" svg:height="1.527cm" svg:x="6.274cm" svg:y="6.6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5.037cm" svg:y1="4.801cm" svg:x2="6.274cm" svg:y2="7.437cm" draw:start-shape="id11" draw:start-glue-point="2" draw:end-shape="id12" draw:end-glue-point="3" svg:d="M5037 4801v2636h1237" svg:viewBox="0 0 1238 2637">
          <text:p/>
        </draw:connector>
        <draw:frame draw:style-name="gr11" draw:text-style-name="P4" draw:layer="layout" svg:width="8.599cm" svg:height="0.962cm" svg:x="7.801cm" svg:y="6.901cm">
          <draw:text-box>
            <text:p><text:span text:style-name="T2">x86_64-ETNA-AXIS-ART</text:span></text:p>
          </draw:text-box>
        </draw:frame>
        <draw:frame draw:style-name="gr8" draw:text-style-name="P1" xml:id="id13" draw:id="id13" draw:layer="layout" svg:width="1.527cm" svg:height="1.527cm" svg:x="6.274cm" svg:y="4.975cm">
          <draw:image xlink:href="Pictures/10000000000001A9000001A953743D54.jpg" xlink:type="simple" xlink:show="embed" xlink:actuate="onLoad">
            <text:p/>
          </draw:image>
        </draw:frame>
        <draw:frame draw:style-name="gr11" draw:text-style-name="P4" draw:layer="layout" svg:width="6.599cm" svg:height="0.962cm" svg:x="7.801cm" svg:y="5.202cm">
          <draw:text-box>
            <text:p><text:span text:style-name="T2">ppc-ETNA-AXIS-ART</text:span></text:p>
          </draw:text-box>
        </draw:frame>
        <draw:connector draw:style-name="gr9" draw:text-style-name="P1" draw:layer="layout" svg:x1="5.037cm" svg:y1="4.801cm" svg:x2="6.274cm" svg:y2="5.738cm" draw:start-shape="id11" draw:end-shape="id13" draw:end-glue-point="3" svg:d="M5037 4801v937h1237" svg:viewBox="0 0 1238 938">
          <text:p/>
        </draw:connector>
        <draw:frame draw:style-name="gr8" draw:text-style-name="P1" xml:id="id14" draw:id="id14" draw:layer="layout" svg:width="1.527cm" svg:height="1.527cm" svg:x="6.274cm" svg:y="8.775cm">
          <draw:image xlink:href="Pictures/10000000000001A9000001A953743D54.jpg" xlink:type="simple" xlink:show="embed" xlink:actuate="onLoad">
            <text:p/>
          </draw:image>
        </draw:frame>
        <draw:frame draw:style-name="gr11" draw:text-style-name="P4" draw:layer="layout" svg:width="12.599cm" svg:height="0.962cm" svg:x="7.801cm" svg:y="9.002cm">
          <draw:text-box>
            <text:p><text:span text:style-name="T2">&lt;target&gt;-&lt;board&gt;-&lt;customer&gt;-&lt;app&gt;</text:span></text:p>
          </draw:text-box>
        </draw:frame>
        <draw:connector draw:style-name="gr9" draw:text-style-name="P1" draw:layer="layout" svg:x1="6.274cm" svg:y1="9.538cm" svg:x2="5.037cm" svg:y2="4.801cm" draw:start-shape="id14" draw:start-glue-point="3" draw:end-shape="id11" svg:d="M6274 9538h-1237v-4737" svg:viewBox="0 0 1238 4738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8" draw:text-style-name="P1" xml:id="id15" draw:id="id15" draw:layer="layout" svg:width="1.527cm" svg:height="1.527cm" svg:x="2.201cm" svg:y="1.601cm">
          <draw:image xlink:href="Pictures/10000000000001A9000001A953743D54.jpg" xlink:type="simple" xlink:show="embed" xlink:actuate="onLoad">
            <text:p/>
          </draw:image>
        </draw:frame>
        <draw:frame draw:style-name="gr8" draw:text-style-name="P1" xml:id="id16" draw:id="id16" draw:layer="layout" svg:width="1.527cm" svg:height="1.527cm" svg:x="4.274cm" svg:y="3.2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2.964cm" svg:y1="3.128cm" svg:x2="4.274cm" svg:y2="4.037cm" draw:start-shape="id15" draw:start-glue-point="2" draw:end-shape="id16" svg:d="M2964 3128v909h1310" svg:viewBox="0 0 1311 910">
          <text:p/>
        </draw:connector>
        <draw:frame draw:style-name="gr10" draw:text-style-name="P4" draw:layer="layout" svg:width="3.699cm" svg:height="0.962cm" svg:x="3.701cm" svg:y="1.801cm">
          <draw:text-box>
            <text:p><text:span text:style-name="T2">buildTools</text:span></text:p>
          </draw:text-box>
        </draw:frame>
        <draw:frame draw:style-name="gr11" draw:text-style-name="P4" draw:layer="layout" svg:width="4.2cm" svg:height="0.962cm" svg:x="5.801cm" svg:y="3.501cm">
          <draw:text-box>
            <text:p><text:span text:style-name="T2">cmake</text:span></text:p>
          </draw:text-box>
        </draw:frame>
        <draw:frame draw:style-name="gr8" draw:text-style-name="P1" xml:id="id17" draw:id="id17" draw:layer="layout" svg:width="1.527cm" svg:height="1.527cm" svg:x="6.274cm" svg:y="6.6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5.037cm" svg:y1="4.801cm" svg:x2="6.274cm" svg:y2="7.437cm" draw:start-shape="id16" draw:start-glue-point="2" draw:end-shape="id17" draw:end-glue-point="3" svg:d="M5037 4801v2636h1237" svg:viewBox="0 0 1238 2637">
          <text:p/>
        </draw:connector>
        <draw:frame draw:style-name="gr11" draw:text-style-name="P4" draw:layer="layout" svg:width="7.599cm" svg:height="0.962cm" svg:x="7.801cm" svg:y="6.901cm">
          <draw:text-box>
            <text:p><text:span text:style-name="T2">Toolchains</text:span></text:p>
          </draw:text-box>
        </draw:frame>
        <draw:frame draw:style-name="gr8" draw:text-style-name="P1" xml:id="id18" draw:id="id18" draw:layer="layout" svg:width="1.527cm" svg:height="1.527cm" svg:x="6.274cm" svg:y="4.975cm">
          <draw:image xlink:href="Pictures/10000000000001A9000001A953743D54.jpg" xlink:type="simple" xlink:show="embed" xlink:actuate="onLoad">
            <text:p/>
          </draw:image>
        </draw:frame>
        <draw:frame draw:style-name="gr11" draw:text-style-name="P4" draw:layer="layout" svg:width="6.599cm" svg:height="0.962cm" svg:x="7.801cm" svg:y="5.202cm">
          <draw:text-box>
            <text:p><text:span text:style-name="T2">inc</text:span></text:p>
          </draw:text-box>
        </draw:frame>
        <draw:connector draw:style-name="gr9" draw:text-style-name="P1" draw:layer="layout" svg:x1="5.037cm" svg:y1="4.801cm" svg:x2="6.274cm" svg:y2="5.738cm" draw:start-shape="id16" draw:end-shape="id18" draw:end-glue-point="3" svg:d="M5037 4801v937h1237" svg:viewBox="0 0 1238 938">
          <text:p/>
        </draw:connector>
        <draw:frame draw:style-name="gr12" draw:text-style-name="P1" xml:id="id19" draw:id="id19" draw:layer="layout" svg:width="1.527cm" svg:height="1.527cm" svg:x="6.274cm" svg:y="11.1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5.037cm" svg:y1="4.801cm" svg:x2="6.274cm" svg:y2="11.937cm" draw:start-shape="id16" draw:start-glue-point="2" draw:end-shape="id19" draw:end-glue-point="3" svg:d="M5037 4801v7136h1237" svg:viewBox="0 0 1238 7137">
          <text:p/>
        </draw:connector>
        <draw:frame draw:style-name="gr11" draw:text-style-name="P4" draw:layer="layout" svg:width="4.799cm" svg:height="0.962cm" svg:x="7.801cm" svg:y="11.401cm">
          <draw:text-box>
            <text:p><text:span text:style-name="T2">Modules</text:span></text:p>
          </draw:text-box>
        </draw:frame>
        <draw:frame draw:style-name="gr8" draw:text-style-name="P1" xml:id="id20" draw:id="id20" draw:layer="layout" svg:width="1cm" svg:height="1.288cm" svg:x="8.2cm" svg:y="8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8.189cm">
          <draw:text-box>
            <text:p><text:span text:style-name="T2">ppc.cmake</text:span></text:p>
          </draw:text-box>
        </draw:frame>
        <draw:frame draw:style-name="gr8" draw:text-style-name="P1" xml:id="id21" draw:id="id21" draw:layer="layout" svg:width="1cm" svg:height="1.288cm" svg:x="8.2cm" svg:y="9.4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9.589cm">
          <draw:text-box>
            <text:p><text:span text:style-name="T2">x86_64.cmake</text:span></text:p>
          </draw:text-box>
        </draw:frame>
        <draw:connector draw:style-name="gr9" draw:text-style-name="P1" draw:layer="layout" svg:x1="8.2cm" svg:y1="8.644cm" svg:x2="7.037cm" svg:y2="8.201cm" draw:start-shape="id20" draw:start-glue-point="3" draw:end-shape="id17" draw:end-glue-point="2" svg:d="M8200 8644h-1163v-443" svg:viewBox="0 0 1164 444">
          <text:p/>
        </draw:connector>
        <draw:connector draw:style-name="gr9" draw:text-style-name="P1" draw:layer="layout" svg:x1="8.2cm" svg:y1="10.044cm" svg:x2="7.037cm" svg:y2="8.201cm" draw:start-shape="id21" draw:start-glue-point="3" draw:end-shape="id17" draw:end-glue-point="2" svg:d="M8200 10044h-1163v-1843" svg:viewBox="0 0 1164 1844">
          <text:p/>
        </draw:connector>
        <draw:frame draw:style-name="gr8" draw:text-style-name="P1" xml:id="id22" draw:id="id22" draw:layer="layout" svg:width="1cm" svg:height="1.288cm" svg:x="8.2cm" svg:y="13.2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13.389cm">
          <draw:text-box>
            <text:p><text:span text:style-name="T2">rse.cmake</text:span></text:p>
          </draw:text-box>
        </draw:frame>
        <draw:frame draw:style-name="gr8" draw:text-style-name="P1" xml:id="id23" draw:id="id23" draw:layer="layout" svg:width="1cm" svg:height="1.288cm" svg:x="8.2cm" svg:y="14.6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7.8cm" svg:height="0.962cm" svg:x="9.2cm" svg:y="14.789cm">
          <draw:text-box>
            <text:p><text:span text:style-name="T2">rse_functions.cmake</text:span></text:p>
          </draw:text-box>
        </draw:frame>
        <draw:connector draw:style-name="gr9" draw:text-style-name="P1" draw:layer="layout" svg:x1="8.2cm" svg:y1="13.844cm" svg:x2="7.037cm" svg:y2="12.701cm" draw:start-shape="id22" draw:start-glue-point="3" draw:end-shape="id19" draw:end-glue-point="2" svg:d="M8200 13844h-1163v-1143" svg:viewBox="0 0 1164 1144">
          <text:p/>
        </draw:connector>
        <draw:connector draw:style-name="gr9" draw:text-style-name="P1" draw:layer="layout" svg:x1="8.2cm" svg:y1="15.244cm" svg:x2="7.037cm" svg:y2="12.701cm" draw:start-shape="id23" draw:start-glue-point="3" draw:end-shape="id19" draw:end-glue-point="2" svg:d="M8200 15244h-1163v-2543" svg:viewBox="0 0 1164 2544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8" draw:text-style-name="P1" xml:id="id24" draw:id="id24" draw:layer="layout" svg:width="1.527cm" svg:height="1.527cm" svg:x="2.201cm" svg:y="1.601cm">
          <draw:image xlink:href="Pictures/10000000000001A9000001A953743D54.jpg" xlink:type="simple" xlink:show="embed" xlink:actuate="onLoad">
            <text:p/>
          </draw:image>
        </draw:frame>
        <draw:frame draw:style-name="gr8" draw:text-style-name="P1" xml:id="id25" draw:id="id25" draw:layer="layout" svg:width="1.527cm" svg:height="1.527cm" svg:x="4.274cm" svg:y="3.2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2.964cm" svg:y1="3.128cm" svg:x2="4.274cm" svg:y2="4.037cm" draw:start-shape="id24" draw:start-glue-point="2" draw:end-shape="id25" svg:d="M2964 3128v909h1310" svg:viewBox="0 0 1311 910">
          <text:p/>
        </draw:connector>
        <draw:frame draw:style-name="gr10" draw:text-style-name="P4" draw:layer="layout" svg:width="3.699cm" svg:height="0.962cm" svg:x="3.701cm" svg:y="1.801cm">
          <draw:text-box>
            <text:p><text:span text:style-name="T2">buildTools</text:span></text:p>
          </draw:text-box>
        </draw:frame>
        <draw:frame draw:style-name="gr11" draw:text-style-name="P4" draw:layer="layout" svg:width="4.2cm" svg:height="0.962cm" svg:x="5.801cm" svg:y="3.501cm">
          <draw:text-box>
            <text:p><text:span text:style-name="T2">cmake</text:span></text:p>
          </draw:text-box>
        </draw:frame>
        <draw:frame draw:style-name="gr8" draw:text-style-name="P1" xml:id="id26" draw:id="id26" draw:layer="layout" svg:width="1.527cm" svg:height="1.527cm" svg:x="6.274cm" svg:y="4.774cm">
          <draw:image xlink:href="Pictures/10000000000001A9000001A953743D54.jpg" xlink:type="simple" xlink:show="embed" xlink:actuate="onLoad">
            <text:p/>
          </draw:image>
        </draw:frame>
        <draw:connector draw:style-name="gr9" draw:text-style-name="P1" draw:layer="layout" svg:x1="5.037cm" svg:y1="4.801cm" svg:x2="6.274cm" svg:y2="5.537cm" draw:start-shape="id25" draw:start-glue-point="2" draw:end-shape="id26" draw:end-glue-point="3" svg:d="M5037 4801v736h1237" svg:viewBox="0 0 1238 737">
          <text:p/>
        </draw:connector>
        <draw:frame draw:style-name="gr11" draw:text-style-name="P4" draw:layer="layout" svg:width="7.599cm" svg:height="0.962cm" svg:x="7.801cm" svg:y="5.001cm">
          <draw:text-box>
            <text:p><text:span text:style-name="T2">make</text:span></text:p>
          </draw:text-box>
        </draw:frame>
        <draw:frame draw:style-name="gr8" draw:text-style-name="P1" xml:id="id27" draw:id="id27" draw:layer="layout" svg:width="1cm" svg:height="1.288cm" svg:x="8.2cm" svg:y="6.1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6.289cm">
          <draw:text-box>
            <text:p><text:span text:style-name="T2">buildVars.mk</text:span></text:p>
          </draw:text-box>
        </draw:frame>
        <draw:frame draw:style-name="gr8" draw:text-style-name="P1" xml:id="id28" draw:id="id28" draw:layer="layout" svg:width="1cm" svg:height="1.288cm" svg:x="8.2cm" svg:y="7.5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7.689cm">
          <draw:text-box>
            <text:p><text:span text:style-name="T2">functions.mk</text:span></text:p>
          </draw:text-box>
        </draw:frame>
        <draw:connector draw:style-name="gr9" draw:text-style-name="P1" draw:layer="layout" svg:x1="8.2cm" svg:y1="6.744cm" svg:x2="7.037cm" svg:y2="6.301cm" draw:start-shape="id27" draw:start-glue-point="3" draw:end-shape="id26" draw:end-glue-point="2" svg:d="M8200 6744h-1163v-443" svg:viewBox="0 0 1164 444">
          <text:p/>
        </draw:connector>
        <draw:connector draw:style-name="gr9" draw:text-style-name="P1" draw:layer="layout" svg:x1="8.2cm" svg:y1="8.144cm" svg:x2="7.037cm" svg:y2="6.301cm" draw:start-shape="id28" draw:start-glue-point="3" draw:end-shape="id26" draw:end-glue-point="2" svg:d="M8200 8144h-1163v-1843" svg:viewBox="0 0 1164 1844">
          <text:p/>
        </draw:connector>
        <draw:frame draw:style-name="gr8" draw:text-style-name="P1" xml:id="id29" draw:id="id29" draw:layer="layout" svg:width="1cm" svg:height="1.288cm" svg:x="5.6cm" svg:y="13.6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6.6cm" svg:y="13.789cm">
          <draw:text-box>
            <text:p><text:span text:style-name="T2">Makefile</text:span></text:p>
          </draw:text-box>
        </draw:frame>
        <draw:connector draw:style-name="gr9" draw:text-style-name="P1" draw:layer="layout" svg:x1="5.6cm" svg:y1="14.244cm" svg:x2="5.037cm" svg:y2="4.801cm" draw:start-shape="id29" draw:start-glue-point="3" draw:end-shape="id25" draw:end-glue-point="2" svg:d="M5600 14244h-563v-9443" svg:viewBox="0 0 564 9444">
          <text:p/>
        </draw:connector>
        <draw:frame draw:style-name="gr8" draw:text-style-name="P1" xml:id="id30" draw:id="id30" draw:layer="layout" svg:width="1cm" svg:height="1.288cm" svg:x="8.2cm" svg:y="8.9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9.089cm">
          <draw:text-box>
            <text:p><text:span text:style-name="T2">settings.mk</text:span></text:p>
          </draw:text-box>
        </draw:frame>
        <draw:frame draw:style-name="gr8" draw:text-style-name="P1" xml:id="id31" draw:id="id31" draw:layer="layout" svg:width="1cm" svg:height="1.288cm" svg:x="8.2cm" svg:y="10.3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10.489cm">
          <draw:text-box>
            <text:p><text:span text:style-name="T2">targets.mk</text:span></text:p>
          </draw:text-box>
        </draw:frame>
        <draw:connector draw:style-name="gr9" draw:text-style-name="P1" draw:layer="layout" svg:x1="8.2cm" svg:y1="9.544cm" svg:x2="7.037cm" svg:y2="6.301cm" draw:start-shape="id30" draw:start-glue-point="3" draw:end-shape="id26" draw:end-glue-point="2" svg:d="M8200 9544h-1163v-3243" svg:viewBox="0 0 1164 3244">
          <text:p/>
        </draw:connector>
        <draw:connector draw:style-name="gr9" draw:text-style-name="P1" draw:layer="layout" svg:x1="8.2cm" svg:y1="10.944cm" svg:x2="7.037cm" svg:y2="6.301cm" draw:start-shape="id31" draw:start-glue-point="3" draw:end-shape="id26" draw:end-glue-point="2" svg:d="M8200 10944h-1163v-4643" svg:viewBox="0 0 1164 4644">
          <text:p/>
        </draw:connector>
        <draw:frame draw:style-name="gr8" draw:text-style-name="P1" xml:id="id32" draw:id="id32" draw:layer="layout" svg:width="1cm" svg:height="1.288cm" svg:x="8.2cm" svg:y="11.7cm">
          <draw:image xlink:href="Pictures/10000201000001CE00000253C3C57C9A.png" xlink:type="simple" xlink:show="embed" xlink:actuate="onLoad">
            <text:p/>
          </draw:image>
        </draw:frame>
        <draw:frame draw:style-name="gr11" draw:text-style-name="P4" draw:layer="layout" svg:width="5.4cm" svg:height="0.962cm" svg:x="9.2cm" svg:y="11.889cm">
          <draw:text-box>
            <text:p><text:span text:style-name="T2">tools.mk</text:span></text:p>
          </draw:text-box>
        </draw:frame>
        <draw:connector draw:style-name="gr9" draw:text-style-name="P1" draw:layer="layout" svg:x1="8.2cm" svg:y1="12.344cm" svg:x2="7.037cm" svg:y2="6.301cm" draw:start-shape="id32" draw:start-glue-point="3" draw:end-shape="id26" svg:d="M8200 12344h-1163v-6043" svg:viewBox="0 0 1164 6044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2-09T08:26:34</meta:creation-date>
    <dc:date>2014-12-09T10:31:30.516544766</dc:date>
    <meta:editing-duration>PT1H29M17S</meta:editing-duration>
    <meta:editing-cycles>6</meta:editing-cycles>
    <meta:generator>LibreOffice/4.2.7.2$Linux_X86_64 LibreOffice_project/420m0$Build-2</meta:generator>
    <meta:document-statistic meta:object-count="114"/>
  </office:meta>
</office:document-meta>
</file>